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font-weight="bold" style:font-name-asian="Microsoft YaHei" style:font-weight-asian="bold" style:font-name-complex="Mangal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3" table:default-cell-style-name="Default"/>
        <table:table-row table:style-name="ro2">
          <table:table-cell table:style-name="ce1" office:value-type="string">
            <text:p>T</text:p>
          </table:table-cell>
          <table:table-cell table:style-name="ce1" office:value-type="string">
            <text:p>Pmin</text:p>
          </table:table-cell>
          <table:table-cell table:style-name="ce1" office:value-type="string">
            <text:p>Pmax</text:p>
          </table:table-cell>
          <table:table-cell table:style-name="ce1" office:value-type="string">
            <text:p>Pmin Plasma</text:p>
          </table:table-cell>
          <table:table-cell table:style-name="ce1" office:value-type="string">
            <text:p>Pmax Plasma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3" office:value-type="string">
            <text:p>Simulations</text:p>
          </table:table-cell>
          <table:table-cell table:style-name="ce1" office:value-type="string">
            <text:p>Time Pmin</text:p>
          </table:table-cell>
          <table:table-cell table:style-name="ce1" office:value-type="string">
            <text:p>Time Pmax</text:p>
          </table:table-cell>
          <table:table-cell table:style-name="ce1"/>
          <table:table-cell table:style-name="ce1">
            <draw:frame table:end-cell-address="Sheet1.V24" table:end-x="0.5945in" table:end-y="0.0394in" draw:z-index="0" draw:style-name="gr1" svg:width="7.5374in" svg:height="3.8386in" svg:x="0.1685in" svg:y="0.0736in">
              <draw:object draw:notify-on-update-of-ranges="Sheet1.A2:Sheet1.A22 Sheet1.B1:Sheet1.B1 Sheet1.B2:Sheet1.B22 Sheet1.A2:Sheet1.A22 Sheet1.C1:Sheet1.C1 Sheet1.C2:Sheet1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0"/>
        </table:table-row>
        <table:table-row table:style-name="ro4">
          <table:table-cell table:number-columns-repeated="3" office:value-type="float" office:value="0">
            <text:p>0</text:p>
          </table:table-cell>
          <table:table-cell table:number-columns-repeated="1021"/>
        </table:table-row>
        <table:table-row table:style-name="ro4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4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6/9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599342/827920</text:p>
          </table:table-cell>
          <table:table-cell office:value-type="string">
            <text:p>144s (8)</text:p>
          </table:table-cell>
          <table:table-cell office:value-type="string">
            <text:p>78s (8)</text:p>
          </table:table-cell>
          <table:table-cell table:number-columns-repeated="1012"/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06">
            <text:p>0.506</text:p>
          </table:table-cell>
          <table:table-cell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office:value-type="string">
            <text:p>180s (8)</text:p>
          </table:table-cell>
          <table:table-cell office:value-type="string">
            <text:p>240s (8)</text:p>
          </table:table-cell>
          <table:table-cell table:number-columns-repeated="1012"/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0.757">
            <text:p>0.757</text:p>
          </table:table-cell>
          <table:table-cell office:value-type="string">
            <text:p>13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299507/1599342</text:p>
          </table:table-cell>
          <table:table-cell office:value-type="string">
            <text:p>277s (8)</text:p>
          </table:table-cell>
          <table:table-cell office:value-type="string">
            <text:p>291s (8)</text:p>
          </table:table-cell>
          <table:table-cell table:number-columns-repeated="101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0.754">
            <text:p>0.754</text:p>
          </table:table-cell>
          <table:table-cell office:value-type="string">
            <text:p>14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399680/1599342</text:p>
          </table:table-cell>
          <table:table-cell office:value-type="string">
            <text:p>279s (8)</text:p>
          </table:table-cell>
          <table:table-cell office:value-type="string">
            <text:p>339s (8)</text:p>
          </table:table-cell>
          <table:table-cell table:number-columns-repeated="1012"/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0.752">
            <text:p>0.752</text:p>
          </table:table-cell>
          <table:table-cell office:value-type="string">
            <text:p>13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299507/1599342</text:p>
          </table:table-cell>
          <table:table-cell office:value-type="string">
            <text:p>276s (8)</text:p>
          </table:table-cell>
          <table:table-cell office:value-type="string">
            <text:p>384s (8)</text:p>
          </table:table-cell>
          <table:table-cell table:number-columns-repeated="1012"/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office:value-type="float" office:value="0.249">
            <text:p>0.249</text:p>
          </table:table-cell>
          <table:table-cell office:value-type="float" office:value="0.877">
            <text:p>0.877</text:p>
          </table:table-cell>
          <table:table-cell office:value-type="string">
            <text:p>14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399342/1599342</text:p>
          </table:table-cell>
          <table:table-cell office:value-type="string">
            <text:p>456s (8)</text:p>
          </table:table-cell>
          <table:table-cell office:value-type="string">
            <text:p>417s (8)</text:p>
          </table:table-cell>
          <table:table-cell table:number-columns-repeated="1012"/>
        </table:table-row>
        <table:table-row table:style-name="ro4">
          <table:table-cell office:value-type="float" office:value="80">
            <text:p>80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office:value-type="float" office:value="0.247">
            <text:p>0.247</text:p>
          </table:table-cell>
          <table:table-cell office:value-type="float" office:value="0.881">
            <text:p>0.881</text:p>
          </table:table-cell>
          <table:table-cell office:value-type="string">
            <text:p>14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399342/1599342</text:p>
          </table:table-cell>
          <table:table-cell office:value-type="string">
            <text:p>507s (8)</text:p>
          </table:table-cell>
          <table:table-cell office:value-type="string">
            <text:p>456s (8)</text:p>
          </table:table-cell>
          <table:table-cell table:number-columns-repeated="1012"/>
        </table:table-row>
        <table:table-row table:style-name="ro4">
          <table:table-cell office:value-type="float" office:value="90">
            <text:p>90</text:p>
          </table:table-cell>
          <table:table-cell office:value-type="float" office:value="0.25">
            <text:p>0.25</text:p>
          </table:table-cell>
          <table:table-cell office:value-type="float" office:value="0.9375">
            <text:p>0.9375</text:p>
          </table:table-cell>
          <table:table-cell office:value-type="float" office:value="0.245">
            <text:p>0.245</text:p>
          </table:table-cell>
          <table:table-cell office:value-type="float" office:value="0.939">
            <text:p>0.939</text:p>
          </table:table-cell>
          <table:table-cell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office:value-type="string">
            <text:p>570s (8)</text:p>
          </table:table-cell>
          <table:table-cell office:value-type="string">
            <text:p>441s (8)</text:p>
          </table:table-cell>
          <table:table-cell table:number-columns-repeated="101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office:value-type="float" office:value="0.618">
            <text:p>0.618</text:p>
          </table:table-cell>
          <table:table-cell office:value-type="float" office:value="0.941">
            <text:p>0.94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21s (8)</text:p>
          </table:table-cell>
          <table:table-cell office:value-type="string">
            <text:p>453s (8)</text:p>
          </table:table-cell>
          <table:table-cell table:number-columns-repeated="1012"/>
        </table:table-row>
        <table:table-row table:style-name="ro4">
          <table:table-cell office:value-type="float" office:value="110">
            <text:p>110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office:value-type="float" office:value="0.618">
            <text:p>0.618</text:p>
          </table:table-cell>
          <table:table-cell office:value-type="float" office:value="0.94">
            <text:p>0.94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27s (8) </text:p>
          </table:table-cell>
          <table:table-cell office:value-type="string">
            <text:p>489s (8)</text:p>
          </table:table-cell>
          <table:table-cell table:number-columns-repeated="1012"/>
        </table:table-row>
        <table:table-row table:style-name="ro4">
          <table:table-cell office:value-type="float" office:value="120">
            <text:p>120</text:p>
          </table:table-cell>
          <table:table-cell office:value-type="float" office:value="0.8125">
            <text:p>0.8125</text:p>
          </table:table-cell>
          <table:table-cell office:value-type="float" office:value="0.96875">
            <text:p>0.96875</text:p>
          </table:table-cell>
          <table:table-cell office:value-type="float" office:value="0.806">
            <text:p>0.806</text:p>
          </table:table-cell>
          <table:table-cell office:value-type="float" office:value="0.971">
            <text:p>0.97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15s (8) </text:p>
          </table:table-cell>
          <table:table-cell office:value-type="string">
            <text:p>498s (8)</text:p>
          </table:table-cell>
          <table:table-cell table:number-columns-repeated="1012"/>
        </table:table-row>
        <table:table-row table:style-name="ro4">
          <table:table-cell office:value-type="float" office:value="130">
            <text:p>130</text:p>
          </table:table-cell>
          <table:table-cell office:value-type="float" office:value="0.8125">
            <text:p>0.8125</text:p>
          </table:table-cell>
          <table:table-cell office:value-type="float" office:value="0.96875">
            <text:p>0.96875</text:p>
          </table:table-cell>
          <table:table-cell office:value-type="float" office:value="0.809">
            <text:p>0.809</text:p>
          </table:table-cell>
          <table:table-cell office:value-type="float" office:value="0.97">
            <text:p>0.9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00s (8)</text:p>
          </table:table-cell>
          <table:table-cell office:value-type="string">
            <text:p>492s (8)</text:p>
          </table:table-cell>
          <table:table-cell table:number-columns-repeated="1012"/>
        </table:table-row>
        <table:table-row table:style-name="ro4">
          <table:table-cell office:value-type="float" office:value="140">
            <text:p>140</text:p>
          </table:table-cell>
          <table:table-cell office:value-type="float" office:value="0.8125">
            <text:p>0.8125</text:p>
          </table:table-cell>
          <table:table-cell office:value-type="float" office:value="0.984375">
            <text:p>0.984375</text:p>
          </table:table-cell>
          <table:table-cell office:value-type="float" office:value="0.803">
            <text:p>0.803</text:p>
          </table:table-cell>
          <table:table-cell office:value-type="float" office:value="0.985">
            <text:p>0.98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36s (8)</text:p>
          </table:table-cell>
          <table:table-cell office:value-type="string">
            <text:p>507s (8)</text:p>
          </table:table-cell>
          <table:table-cell table:number-columns-repeated="1012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.90625">
            <text:p>0.90625</text:p>
          </table:table-cell>
          <table:table-cell office:value-type="float" office:value="0.984375">
            <text:p>0.984375</text:p>
          </table:table-cell>
          <table:table-cell office:value-type="float" office:value="0.905">
            <text:p>0.905</text:p>
          </table:table-cell>
          <table:table-cell office:value-type="float" office:value="0.986">
            <text:p>0.986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30s (8)</text:p>
          </table:table-cell>
          <table:table-cell office:value-type="string">
            <text:p>474s (8)</text:p>
          </table:table-cell>
          <table:table-cell table:number-columns-repeated="1012"/>
        </table:table-row>
        <table:table-row table:style-name="ro4">
          <table:table-cell office:value-type="float" office:value="160">
            <text:p>160</text:p>
          </table:table-cell>
          <table:table-cell office:value-type="float" office:value="0.90625">
            <text:p>0.90625</text:p>
          </table:table-cell>
          <table:table-cell office:value-type="float" office:value="0.9921875">
            <text:p>0.9921875</text:p>
          </table:table-cell>
          <table:table-cell office:value-type="float" office:value="0.905">
            <text:p>0.905</text:p>
          </table:table-cell>
          <table:table-cell office:value-type="float" office:value="0.993">
            <text:p>0.99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39s (8)</text:p>
          </table:table-cell>
          <table:table-cell office:value-type="string">
            <text:p>507s (8)</text:p>
          </table:table-cell>
          <table:table-cell table:number-columns-repeated="1012"/>
        </table:table-row>
        <table:table-row table:style-name="ro4">
          <table:table-cell office:value-type="float" office:value="170">
            <text:p>170</text:p>
          </table:table-cell>
          <table:table-cell office:value-type="float" office:value="0.953125">
            <text:p>0.953125</text:p>
          </table:table-cell>
          <table:table-cell office:value-type="float" office:value="0.9921875">
            <text:p>0.9921875</text:p>
          </table:table-cell>
          <table:table-cell office:value-type="float" office:value="0.951">
            <text:p>0.951</text:p>
          </table:table-cell>
          <table:table-cell office:value-type="float" office:value="0.993">
            <text:p>0.99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15s (8) </text:p>
          </table:table-cell>
          <table:table-cell office:value-type="string">
            <text:p>507s (8)</text:p>
          </table:table-cell>
          <table:table-cell table:number-columns-repeated="1012"/>
        </table:table-row>
        <table:table-row table:style-name="ro4">
          <table:table-cell office:value-type="float" office:value="180">
            <text:p>180</text:p>
          </table:table-cell>
          <table:table-cell office:value-type="float" office:value="0.953125">
            <text:p>0.953125</text:p>
          </table:table-cell>
          <table:table-cell office:value-type="float" office:value="0.9921875">
            <text:p>0.9921875</text:p>
          </table:table-cell>
          <table:table-cell office:value-type="float" office:value="0.952">
            <text:p>0.952</text:p>
          </table:table-cell>
          <table:table-cell office:value-type="float" office:value="0.993">
            <text:p>0.99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57s (8)</text:p>
          </table:table-cell>
          <table:table-cell office:value-type="string">
            <text:p>504s (8)</text:p>
          </table:table-cell>
          <table:table-cell table:number-columns-repeated="1012"/>
        </table:table-row>
        <table:table-row table:style-name="ro4">
          <table:table-cell office:value-type="float" office:value="190">
            <text:p>190</text:p>
          </table:table-cell>
          <table:table-cell office:value-type="float" office:value="0.9765625">
            <text:p>0.9765625</text:p>
          </table:table-cell>
          <table:table-cell office:value-type="float" office:value="0.99609375">
            <text:p>0.99609375</text:p>
          </table:table-cell>
          <table:table-cell office:value-type="float" office:value="0.975">
            <text:p>0.975</text:p>
          </table:table-cell>
          <table:table-cell office:value-type="float" office:value="0.997">
            <text:p>0.99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642s (8)</text:p>
          </table:table-cell>
          <table:table-cell office:value-type="string">
            <text:p>498s (8)</text:p>
          </table:table-cell>
          <table:table-cell table:number-columns-repeated="101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.9765625">
            <text:p>0.9765625</text:p>
          </table:table-cell>
          <table:table-cell office:value-type="float" office:value="0.99609375">
            <text:p>0.99609375</text:p>
          </table:table-cell>
          <table:table-cell office:value-type="float" office:value="0.975">
            <text:p>0.975</text:p>
          </table:table-cell>
          <table:table-cell office:value-type="float" office:value="0.9961">
            <text:p>0.9961</text:p>
          </table:table-cell>
          <table:table-cell table:style-name="ce2" office:value-type="string">
            <text:p>16/23</text:p>
          </table:table-cell>
          <table:table-cell office:value-type="string">
            <text:p>10^5/5.10^6</text:p>
          </table:table-cell>
          <table:table-cell office:value-type="string">
            <text:p>0.01/0.001</text:p>
          </table:table-cell>
          <table:table-cell office:value-type="float" office:value="0.01">
            <text:p>0.01</text:p>
          </table:table-cell>
          <table:table-cell office:value-type="string">
            <text:p>1599342/114996363</text:p>
          </table:table-cell>
          <table:table-cell office:value-type="string">
            <text:p>606s (8)</text:p>
          </table:table-cell>
          <table:table-cell office:value-type="string">
            <text:p>2176s (380)</text:p>
          </table:table-cell>
          <table:table-cell table:number-columns-repeated="1012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Sedwards</meta:initial-creator>
    <meta:creation-date>2014-07-04T10:30:30.42</meta:creation-date>
    <dc:date>2014-07-24T14:39:53</dc:date>
    <dc:creator>LOUIS-MARIE TRAONOUEZ</dc:creator>
    <meta:editing-duration>P1DT8H46M59S</meta:editing-duration>
    <meta:editing-cycles>85</meta:editing-cycles>
    <meta:generator>LibreOffice/3.5$Linux_X86_64 LibreOffice_project/350m1$Build-2</meta:generator>
    <meta:document-statistic meta:table-count="3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46cm" svg:height="9.751cm" xlink:href=".." xlink:type="simple" chart:class="chart:scatter" chart:style-name="ch1">
        <chart:title svg:x="7.347cm" svg:y="0.331cm" chart:style-name="ch2">
          <text:p>F&lt;=T max_path_len&lt;4</text:p>
        </chart:title>
        <chart:legend chart:legend-position="end" svg:x="16.902cm" svg:y="4.327cm" style:legend-expansion="high" chart:style-name="ch3"/>
        <chart:plot-area chart:style-name="ch4" table:cell-range-address="Sheet1.A2:Sheet1.C22 Sheet1.B1:Sheet1.C1" chart:data-source-has-labels="row" svg:x="1.393cm" svg:y="1.695cm" svg:width="14.745cm" svg:height="6.88cm">
          <chartooo:coordinate-region svg:x="2.12cm" svg:y="1.894cm" svg:width="13.738cm" svg:height="6.034cm"/>
          <chart:axis chart:dimension="x" chart:name="primary-x" chart:style-name="ch5">
            <chart:title svg:x="8.615cm" svg:y="8.77cm" chart:style-name="ch6">
              <text:p>T</text:p>
            </chart:title>
          </chart:axis>
          <chart:axis chart:dimension="y" chart:name="primary-y" chart:style-name="ch7">
            <chart:title svg:x="0.451cm" svg:y="5.946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series chart:style-name="ch11" chart:values-cell-range-address="Sheet1.C2:Sheet1.C22" chart:label-cell-address="Sheet1.C1:Sheet1.C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min</text:p>
                <draw:g>
                  <svg:desc>Sheet1.B1:Sheet1.B1</svg:desc>
                </draw:g>
              </table:table-cell>
              <table:table-cell office:value-type="string">
                <text:p>Pma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  <table:table-cell office:value-type="float" office:value="0">
                <text:p>0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25">
                <text:p>0.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625">
                <text:p>0.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625">
                <text:p>0.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8125">
                <text:p>0.812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8125">
                <text:p>0.812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8125">
                <text:p>0.812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90625">
                <text:p>0.9062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90625">
                <text:p>0.90625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953125">
                <text:p>0.953125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953125">
                <text:p>0.953125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9765625">
                <text:p>0.9765625</text:p>
              </table:table-cell>
              <table:table-cell office:value-type="float" office:value="0.99609375">
                <text:p>0.9960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9765625">
                <text:p>0.9765625</text:p>
              </table:table-cell>
              <table:table-cell office:value-type="float" office:value="0.99609375">
                <text:p>0.996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